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arquitetural do sistema Estrada Solidária</text:p>
      <text:p text:style-name="Standard"/>
      <text:p text:style-name="P2"><text:tab/>O padrão arquitetural base do sistema é o padrão MVC (Model-View-Controller), o sistema possui um controller chamado EstradaSolidariaController pelo qual passa toda comunicação entre a interface gráfica (GUI) que usa a tecnologia GWT (Google Web Toolkit) e a lógica do sistema (Model), assim como ele é responsável também por fazer a comunicação entre usuários (Usuario é a segunda classe mais importante do sistema, é ela que está logo abaixo do controller na hierarquia). O sistema também possui um classe para gerenciar a persistência dos dados, chamada GerenciadorDeDados, a qual usa a tecnologia Xstream para armazenar os dados em um arquivo xml (xml/estradaSolidaria.xml). O gerenciador é executado sempre que o administrador do sistema fizer a reinicialização, o encerramento ou a limpeza do sistema. O sistema está capacitado para atender a chamadas paralelas (multithread). Há em /diagramas um arquivo png chamado 'diagrama de objetos final.png' que explica a estruturação arquitetural em mais detalh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2-07-17T21:35:29</meta:creation-date>
    <dc:date>2012-07-17T21:46:59</dc:date>
    <dc:creator>Guilherme </dc:creator>
    <meta:editing-duration>PT11M31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1" meta:paragraph-count="2" meta:word-count="157" meta:character-count="1064" meta:non-whitespace-character-count="908"/>
  </office:meta>
</office:document-meta>
</file>